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f26" officeooo:paragraph-rsid="00058f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Getting <text:s/>the need and the availability in Banker’s algorithm safe sequence</text:p>
      <text:p text:style-name="P1"/>
      <text:p text:style-name="P1">1. Finding the Need</text:p>
      <text:p text:style-name="P1"><text:s text:c="16"/></text:p>
      <text:p text:style-name="P1"><text:s text:c="15"/>maximum – <text:s/>Allocation</text:p>
      <text:p text:style-name="P1"/>
      <text:p text:style-name="P1">2. finding the Availability</text:p>
      <text:p text:style-name="P1"/>
      <text:p text:style-name="P1"><text:s text:c="15"/>allocation <text:s/>+ the first availability</text:p>
      <text:p text:style-name="P1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9:38:38.787814206</meta:creation-date>
    <dc:date>2022-07-19T09:43:54.381177412</dc:date>
    <meta:editing-duration>PT5M17S</meta:editing-duration>
    <meta:editing-cycles>1</meta:editing-cycles>
    <meta:document-statistic meta:table-count="0" meta:image-count="0" meta:object-count="0" meta:page-count="1" meta:paragraph-count="7" meta:word-count="26" meta:character-count="226" meta:non-whitespace-character-count="152"/>
    <meta:generator>LibreOffice/7.3.2.2$Linux_X86_64 LibreOffice_project/30$Build-2</meta:generator>
  </office:meta>
</office:document-meta>
</file>